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dfe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dfe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dfe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dfe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dfe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dfe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dfe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dfe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dfe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dfe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dfe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dfe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dfe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dfe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dfe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dfe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dfe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Isaac Jesús Hernández Brit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4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748741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nny José Brito Flo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8741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6.05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